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E026C3E45A.png" manifest:media-type="image/png"/>
  <manifest:file-entry manifest:full-path="Pictures/1000045200001A9000001A906DB4C6B6.svg" manifest:media-type="image/svg+xml"/>
  <manifest:file-entry manifest:full-path="Pictures/10000B230000677500006775B7A195DC.svg" manifest:media-type="image/svg+xml"/>
  <manifest:file-entry manifest:full-path="Pictures/1000000100000081000000815BDE1AEA.png" manifest:media-type="image/png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00100000042000000423B228D49.png" manifest:media-type="image/png"/>
  <manifest:file-entry manifest:full-path="Pictures/100000010000001D0000001415BE3B84.png" manifest:media-type="image/png"/>
  <manifest:file-entry manifest:full-path="Pictures/10000C7F0000677500006775C3066AD7.svg" manifest:media-type="image/svg+xml"/>
  <manifest:file-entry manifest:full-path="Pictures/10000001000000F1000000F16489910F.png" manifest:media-type="image/png"/>
  <manifest:file-entry manifest:full-path="Pictures/100000010000010100000101C72C7EF9.png" manifest:media-type="image/png"/>
  <manifest:file-entry manifest:full-path="Pictures/1000019100000C8100000C8187F12D51.svg" manifest:media-type="image/svg+xml"/>
  <manifest:file-entry manifest:full-path="Pictures/10000001000002C3000002C30128CFC0.png" manifest:media-type="image/png"/>
  <manifest:file-entry manifest:full-path="Pictures/1000000100000079000000792DD944DC.png" manifest:media-type="image/png"/>
  <manifest:file-entry manifest:full-path="Pictures/10000001000002C3000002C388EBD13B.png" manifest:media-type="image/png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4D1700004CDE00004CDE9B089791.svg" manifest:media-type="image/svg+xml"/>
  <manifest:file-entry manifest:full-path="Pictures/100000010000020000000200E8F36236.png" manifest:media-type="image/png"/>
  <manifest:file-entry manifest:full-path="Pictures/100003CE000002F400000211FC87C3E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0.876cm" loext:decorative="false"/>
      <style:paragraph-properties style:writing-mode="lr-tb"/>
    </style:style>
    <style:style style:name="gr3" style:family="graphic" style:parent-style-name="standard">
      <style:graphic-properties draw:stroke="none" svg:stroke-color="#778899" draw:fill="none" draw:fill-color="#ffffff" draw:auto-grow-height="true" draw:auto-grow-width="false" fo:min-height="0.898cm" loext:decorative="false"/>
      <style:paragraph-properties style:writing-mode="lr-tb"/>
    </style:style>
    <style:style style:name="gr4" style:family="graphic" style:parent-style-name="standard">
      <style:graphic-properties draw:stroke="none" svg:stroke-color="#778899" draw:fill="none" draw:fill-color="#ffffff" draw:auto-grow-height="true" draw:auto-grow-width="false" fo:min-height="0.648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534cm" fo:min-width="0.284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3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color="#778899" draw:fill="none" draw:fill-color="#ffffff" draw:auto-grow-height="true" draw:auto-grow-width="false" fo:min-height="1.14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fill-color="#ffffff"/>
      <style:text-properties fo:color="#778899" loext:opacity="100%" style:font-name="DejaVu Sans" fo:font-size="32pt" fo:font-weight="normal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8" style:family="paragraph">
      <style:text-properties fo:font-size="32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DejaVu Sans" fo:font-size="32pt" fo:font-weight="normal"/>
    </style:style>
    <style:style style:name="T3" style:family="text">
      <style:text-properties fo:color="#778899" loext:opacity="100%" style:font-name="FreeSerif" fo:font-size="48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12.25cm" svg:y="6.5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7.5cm" svg:height="1.568cm" svg:x="18.5cm" svg:y="9.374cm">
          <draw:text-box>
            <text:p text:style-name="P2"><text:span text:style-name="T1">Cat images?</text:span></text:p>
          </draw:text-box>
        </draw:frame>
        <draw:frame draw:style-name="gr3" draw:text-style-name="P3" draw:layer="layout" svg:width="7.25cm" svg:height="1.568cm" svg:x="18.75cm" svg:y="3.852cm">
          <draw:text-box>
            <text:p text:style-name="P2"><text:span text:style-name="T1">Best fit job?</text:span></text:p>
          </draw:text-box>
        </draw:frame>
        <draw:frame draw:style-name="gr4" draw:text-style-name="P4" draw:layer="layout" svg:width="8cm" svg:height="1.568cm" svg:x="18.25cm" svg:y="14.75cm">
          <draw:text-box>
            <text:p text:style-name="P2"><text:span text:style-name="T2">Mention me?</text:span></text:p>
          </draw:text-box>
        </draw:frame>
        <draw:g draw:style-name="gr5" xml:id="id1" draw:id="id1">
          <draw:line draw:style-name="gr6" draw:text-style-name="P5" draw:layer="layout" svg:x1="21.5cm" svg:y1="3.602cm" svg:x2="23.5cm" svg:y2="3.602cm">
            <text:p/>
          </draw:line>
          <draw:ellipse draw:style-name="gr7" draw:text-style-name="P6" draw:layer="layout" svg:width="0.504cm" svg:height="0.987cm" svg:x="23.25cm" svg:y="2.615cm" draw:kind="arc" draw:start-angle="179.28" draw:end-angle="269.55">
            <text:p/>
          </draw:ellipse>
          <draw:ellipse draw:style-name="gr7" draw:text-style-name="P6" draw:layer="layout" svg:width="1.512cm" svg:height="1.974cm" draw:transform="rotate (-3.14159265358979) translate (23.25cm 4.076cm)" draw:kind="arc" draw:start-angle="179.28" draw:end-angle="269.55">
            <text:p/>
          </draw:ellipse>
          <draw:ellipse draw:style-name="gr7" draw:text-style-name="P6" draw:layer="layout" svg:width="0.504cm" svg:height="0.987cm" svg:x="21.246cm" svg:y="2.615cm" draw:kind="arc" draw:start-angle="270.45" draw:end-angle="0.7">
            <text:p/>
          </draw:ellipse>
          <draw:ellipse draw:style-name="gr7" draw:text-style-name="P6" draw:layer="layout" svg:width="1.512cm" svg:height="1.974cm" draw:transform="rotate (-3.14159265358979) translate (23.262cm 4.076cm)" draw:kind="arc" draw:start-angle="270.45" draw:end-angle="0.74">
            <text:p/>
          </draw:ellipse>
          <draw:ellipse draw:style-name="gr7" draw:text-style-name="P6" draw:layer="layout" svg:width="0.504cm" svg:height="0.494cm" svg:x="22.246cm" svg:y="3.358cm" draw:kind="arc" draw:start-angle="270.45" draw:end-angle="0.7">
            <text:p/>
          </draw:ellipse>
          <draw:ellipse draw:style-name="gr7" draw:text-style-name="P6" draw:layer="layout" svg:width="0.558cm" svg:height="0.494cm" svg:x="22.25cm" svg:y="3.358cm" draw:kind="arc" draw:start-angle="179.32" draw:end-angle="269.55">
            <text:p/>
          </draw:ellipse>
        </draw:g>
        <draw:g draw:style-name="gr5" xml:id="id3" draw:id="id3">
          <draw:line draw:style-name="gr6" draw:text-style-name="P5" draw:layer="layout" svg:x1="21.5cm" svg:y1="9.102cm" svg:x2="23.5cm" svg:y2="9.102cm">
            <text:p/>
          </draw:line>
          <draw:ellipse draw:style-name="gr7" draw:text-style-name="P6" draw:layer="layout" svg:width="0.504cm" svg:height="0.987cm" svg:x="23.25cm" svg:y="8.115cm" draw:kind="arc" draw:start-angle="179.28" draw:end-angle="269.55">
            <text:p/>
          </draw:ellipse>
          <draw:ellipse draw:style-name="gr7" draw:text-style-name="P6" draw:layer="layout" svg:width="1.512cm" svg:height="1.974cm" draw:transform="rotate (-3.14159265358979) translate (23.25cm 9.576cm)" draw:kind="arc" draw:start-angle="179.28" draw:end-angle="269.55">
            <text:p/>
          </draw:ellipse>
          <draw:ellipse draw:style-name="gr7" draw:text-style-name="P6" draw:layer="layout" svg:width="0.504cm" svg:height="0.987cm" svg:x="21.246cm" svg:y="8.115cm" draw:kind="arc" draw:start-angle="270.45" draw:end-angle="0.7">
            <text:p/>
          </draw:ellipse>
          <draw:ellipse draw:style-name="gr7" draw:text-style-name="P6" draw:layer="layout" svg:width="1.512cm" svg:height="1.974cm" draw:transform="rotate (-3.14159265358979) translate (23.262cm 9.576cm)" draw:kind="arc" draw:start-angle="270.45" draw:end-angle="0.74">
            <text:p/>
          </draw:ellipse>
          <draw:ellipse draw:style-name="gr7" draw:text-style-name="P6" draw:layer="layout" svg:width="0.504cm" svg:height="0.494cm" svg:x="22.246cm" svg:y="8.858cm" draw:kind="arc" draw:start-angle="270.45" draw:end-angle="0.7">
            <text:p/>
          </draw:ellipse>
          <draw:ellipse draw:style-name="gr7" draw:text-style-name="P6" draw:layer="layout" svg:width="0.558cm" svg:height="0.494cm" svg:x="22.25cm" svg:y="8.858cm" draw:kind="arc" draw:start-angle="179.32" draw:end-angle="269.55">
            <text:p/>
          </draw:ellipse>
        </draw:g>
        <draw:g draw:style-name="gr5" xml:id="id2" draw:id="id2">
          <draw:line draw:style-name="gr6" draw:text-style-name="P5" draw:layer="layout" svg:x1="21.5cm" svg:y1="14.602cm" svg:x2="23.5cm" svg:y2="14.602cm">
            <text:p/>
          </draw:line>
          <draw:ellipse draw:style-name="gr7" draw:text-style-name="P6" draw:layer="layout" svg:width="0.504cm" svg:height="0.987cm" svg:x="23.25cm" svg:y="13.615cm" draw:kind="arc" draw:start-angle="179.28" draw:end-angle="269.55">
            <text:p/>
          </draw:ellipse>
          <draw:ellipse draw:style-name="gr7" draw:text-style-name="P6" draw:layer="layout" svg:width="1.512cm" svg:height="1.974cm" draw:transform="rotate (-3.14159265358979) translate (23.25cm 15.076cm)" draw:kind="arc" draw:start-angle="179.28" draw:end-angle="269.55">
            <text:p/>
          </draw:ellipse>
          <draw:ellipse draw:style-name="gr7" draw:text-style-name="P6" draw:layer="layout" svg:width="0.504cm" svg:height="0.987cm" svg:x="21.246cm" svg:y="13.615cm" draw:kind="arc" draw:start-angle="270.45" draw:end-angle="0.7">
            <text:p/>
          </draw:ellipse>
          <draw:ellipse draw:style-name="gr7" draw:text-style-name="P6" draw:layer="layout" svg:width="1.512cm" svg:height="1.974cm" draw:transform="rotate (-3.14159265358979) translate (23.262cm 15.076cm)" draw:kind="arc" draw:start-angle="270.45" draw:end-angle="0.74">
            <text:p/>
          </draw:ellipse>
          <draw:ellipse draw:style-name="gr7" draw:text-style-name="P6" draw:layer="layout" svg:width="0.504cm" svg:height="0.494cm" svg:x="22.246cm" svg:y="14.358cm" draw:kind="arc" draw:start-angle="270.45" draw:end-angle="0.7">
            <text:p/>
          </draw:ellipse>
          <draw:ellipse draw:style-name="gr7" draw:text-style-name="P6" draw:layer="layout" svg:width="0.558cm" svg:height="0.494cm" svg:x="22.25cm" svg:y="14.358cm" draw:kind="arc" draw:start-angle="179.32" draw:end-angle="269.55">
            <text:p/>
          </draw:ellipse>
        </draw:g>
        <draw:g draw:style-name="gr8">
          <draw:custom-shape draw:style-name="gr9" draw:text-style-name="P1" draw:layer="layout" svg:width="1.25cm" svg:height="1.25cm" svg:x="26.5cm" svg:y="2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5.846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7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1.346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1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6.846cm)" draw:kind="cut" draw:start-angle="160.32" draw:end-angle="19.51">
            <text:p/>
          </draw:ellipse>
        </draw:g>
        <draw:connector draw:style-name="gr11" draw:text-style-name="P1" draw:layer="layout" draw:type="lines" draw:line-skew="0cm -1.45cm" svg:x1="16.508cm" svg:y1="7.495cm" svg:x2="21.5cm" svg:y2="2.977cm" draw:end-shape="id1" draw:end-glue-point="3" svg:d="M16508 7495l2991-4518h2001" svg:viewBox="0 0 4993 4519">
          <text:p/>
        </draw:connector>
        <draw:connector draw:style-name="gr11" draw:text-style-name="P1" draw:layer="layout" draw:type="lines" draw:line-skew="0cm -1.45cm" svg:x1="16.428cm" svg:y1="9.453cm" svg:x2="21.5cm" svg:y2="13.977cm" draw:end-shape="id2" draw:end-glue-point="3" svg:d="M16428 9453l3071 4524h2001" svg:viewBox="0 0 5073 4525">
          <text:p/>
        </draw:connector>
        <draw:g draw:style-name="gr5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3B228D49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6489910F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E8F36236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15BE3B84.png" xlink:type="simple" xlink:show="embed" xlink:actuate="onLoad" draw:mime-type="image/png"/>
          </draw:frame>
          <draw:frame draw:style-name="gr12" draw:text-style-name="P7" draw:layer="layout" svg:width="2.25cm" svg:height="2.25cm" svg:x="5.25cm" svg:y="10cm">
            <draw:text-box>
              <text:p><text:span text:style-name="T3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5BDE1AEA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88EBD13B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0128CFC0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C72C7EF9.png" xlink:type="simple" xlink:show="embed" xlink:actuate="onLoad" draw:mime-type="image/png"/>
          </draw:frame>
          <draw:line draw:style-name="gr13" draw:text-style-name="P1" draw:layer="layout" svg:x1="3.5cm" svg:y1="15.5cm" svg:x2="12cm" svg:y2="8.5cm">
            <text:p/>
          </draw:line>
          <draw:line draw:style-name="gr13" draw:text-style-name="P1" draw:layer="layout" svg:x1="3.5cm" svg:y1="1.5cm" svg:x2="12cm" svg:y2="8.5cm">
            <text:p/>
          </draw:line>
          <draw:line draw:style-name="gr13" draw:text-style-name="P1" draw:layer="layout" svg:x1="3.5cm" svg:y1="1.5cm" svg:x2="3.5cm" svg:y2="5.5cm">
            <text:p/>
          </draw:line>
          <draw:line draw:style-name="gr13" draw:text-style-name="P1" draw:layer="layout" svg:x1="3.5cm" svg:y1="11.5cm" svg:x2="3.5cm" svg:y2="15.5cm">
            <text:p/>
          </draw:line>
          <draw:line draw:style-name="gr13" draw:text-style-name="P1" draw:layer="layout" svg:x1="1.5cm" svg:y1="5.5cm" svg:x2="3.5cm" svg:y2="5.5cm">
            <text:p/>
          </draw:line>
          <draw:line draw:style-name="gr13" draw:text-style-name="P1" draw:layer="layout" svg:x1="1.5cm" svg:y1="5.5cm" svg:x2="1.5cm" svg:y2="11.5cm">
            <text:p/>
          </draw:line>
          <draw:line draw:style-name="gr13" draw:text-style-name="P1" draw:layer="layout" svg:x1="1.5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14" draw:text-style-name="P3" draw:layer="layout" svg:width="5cm" svg:height="1.568cm" svg:x="11.75cm" svg:y="5.102cm">
          <draw:text-box>
            <text:p text:style-name="P8"><text:span text:style-name="T1">Awakari</text:span></text:p>
          </draw:text-box>
        </draw:frame>
        <draw:connector draw:style-name="gr11" draw:text-style-name="P1" draw:layer="layout" draw:type="lines" draw:line-skew="0cm -1.449cm" svg:x1="16.508cm" svg:y1="8.5cm" svg:x2="21.5cm" svg:y2="8.477cm" draw:end-shape="id3" draw:end-glue-point="3" svg:d="M16508 8500l2992-23h2000" svg:viewBox="0 0 4993 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6-19T09:43:17.668929148</dc:date>
    <meta:editing-duration>PT4H46S</meta:editing-duration>
    <meta:editing-cycles>29</meta:editing-cycles>
    <meta:generator>LibreOffice/24.2.2.2$Linux_X86_64 LibreOffice_project/420$Build-2</meta:generator>
    <meta:document-statistic meta:object-count="61"/>
  </office:meta>
</office:document-meta>
</file>